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2.1043in"/>
    </style:style>
    <style:style style:name="co5" style:family="table-column">
      <style:table-column-properties fo:break-before="auto" style:column-width="2.3516in"/>
    </style:style>
    <style:style style:name="co6" style:family="table-column">
      <style:table-column-properties fo:break-before="auto" style:column-width="3.4874in"/>
    </style:style>
    <style:style style:name="co7" style:family="table-column">
      <style:table-column-properties fo:break-before="auto" style:column-width="2.1272in"/>
    </style:style>
    <style:style style:name="co8" style:family="table-column">
      <style:table-column-properties fo:break-before="auto" style:column-width="1.7508in"/>
    </style:style>
    <style:style style:name="co9" style:family="table-column">
      <style:table-column-properties fo:break-before="auto" style:column-width="8.9535in"/>
    </style:style>
    <style:style style:name="co10" style:family="table-column">
      <style:table-column-properties fo:break-before="auto" style:column-width="1.5362in"/>
    </style:style>
    <style:style style:name="co11" style:family="table-column">
      <style:table-column-properties fo:break-before="auto" style:column-width="1.46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51pt solid #000000" style:direction="ltr" fo:padding="0.0138in" style:rotation-angle="0" style:rotation-align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no-wrap" fo:border="0.51pt solid #000000" style:direction="ltr" fo:padding="0.0138in" style:rotation-angle="0" style:rotation-align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51pt solid #000000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51pt solid #000000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d0d0d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51pt solid #000000" style:direction="ltr" fo:padding="0.0138in" style:rotation-angle="0" style:rotation-align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om_Nucleo-L432kc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number-columns-repeated="1013" table:default-cell-style-name="ce24"/>
        <table:table-row table:style-name="ro1">
          <table:table-cell table:style-name="ce1" office:value-type="string" calcext:value-type="string">
            <text:p>https://www.mouser.fr/ProductDetail/TE-Connectivity/2041119-1?qs=sGAEpiMZZMvlX3nhDDO4AEe8GuVtAmEgloWIIE0h%2FzE%3D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PN</text:p>
          </table:table-cell>
          <table:table-cell table:style-name="ce11" office:value-type="string" calcext:value-type="string">
            <text:p>Manufacturer</text:p>
          </table:table-cell>
          <table:table-cell table:style-name="ce1" office:value-type="string" calcext:value-type="string">
            <text:p>Vendor Website</text:p>
          </table:table-cell>
          <table:table-cell table:style-name="ce1" office:value-type="string" calcext:value-type="string">
            <text:p>Price € (total)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1, B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N74AHC1G125DBVT</text:p>
          </table:table-cell>
          <table:table-cell table:style-name="ce4" office:value-type="string" calcext:value-type="string">
            <text:p>Buffer non inverseur 3-state</text:p>
          </table:table-cell>
          <table:table-cell table:style-name="ce4" office:value-type="string" calcext:value-type="string">
            <text:p>Package_SO:TSOP-5_1.65x3.05mm_P0.95mm</text:p>
          </table:table-cell>
          <table:table-cell table:style-name="ce4" office:value-type="string" calcext:value-type="string">
            <text:p>SN74AHC1G125DBVT </text:p>
          </table:table-cell>
          <table:table-cell table:style-name="ce4" office:value-type="string" calcext:value-type="string">
            <text:p>TI</text:p>
          </table:table-cell>
          <table:table-cell table:style-name="ce4" office:value-type="string" calcext:value-type="string">
            <text:p><text:a xlink:href="https://www.mouser.fr/ProductDetail/Texas-Instruments/SN74AHC1G125DBVT?qs=NvrC5vRk3q71zRyk1nqRCQ%3D%3D" xlink:type="simple">https://www.mouser.fr/ProductDetail/Texas-Instruments/SN74AHC1G125DBVT?qs=NvrC5vRk3q71zRyk1nqRCQ%3D%3D</text:a></text:p>
          </table:table-cell>
          <table:table-cell table:style-name="ce7" table:formula="of:=2*0.87" office:value-type="float" office:value="1.74" calcext:value-type="float">
            <text:p>1.74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R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9616</text:p>
          </table:table-cell>
          <table:table-cell table:style-name="ce4" office:value-type="string" calcext:value-type="string">
            <text:p>CAN buffer</text:p>
          </table:table-cell>
          <table:table-cell table:style-name="ce4" office:value-type="string" calcext:value-type="string">
            <text:p>footprints:SO-8_STM</text:p>
          </table:table-cell>
          <table:table-cell table:style-name="ce4" office:value-type="string" calcext:value-type="string">
            <text:p>L9616</text:p>
          </table:table-cell>
          <table:table-cell table:style-name="ce4" office:value-type="string" calcext:value-type="string">
            <text:p>STMICROELECTRONICS</text:p>
          </table:table-cell>
          <table:table-cell table:style-name="ce4" office:value-type="string" calcext:value-type="string">
            <text:p><text:a xlink:href="https://www.mouser.fr/ProductDetail/STMicroelectronics/L9616?qs=Au9%252BK7QVGzVbR%252BTIYyk1Fg%3D%3D" xlink:type="simple">https://www.mouser.fr/ProductDetail/STMicroelectronics/L9616?qs=Au9%252BK7QVGzVbR%252BTIYyk1Fg%3D%3D</text:a></text:p>
          </table:table-cell>
          <table:table-cell table:style-name="ce7" office:value-type="float" office:value="1.57" calcext:value-type="float">
            <text:p>1.57</text:p>
          </table:table-cell>
          <table:table-cell table:style-name="ce13"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IC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CI_EXPRESS_CARD</text:p>
          </table:table-cell>
          <table:table-cell table:style-name="ce4" office:value-type="string" calcext:value-type="string">
            <text:p>PCI express connnecteur 90 degrée</text:p>
          </table:table-cell>
          <table:table-cell table:style-name="ce4" office:value-type="string" calcext:value-type="string">
            <text:p>Connector_PCBEdge:BUS_PCI_Express_Mini</text:p>
          </table:table-cell>
          <table:table-cell table:style-name="ce4" office:value-type="string" calcext:value-type="string">
            <text:p>2041119-1</text:p>
          </table:table-cell>
          <table:table-cell table:style-name="ce4" office:value-type="string" calcext:value-type="string">
            <text:p>TE CONNECTIVITY</text:p>
          </table:table-cell>
          <table:table-cell table:style-name="ce4" office:value-type="string" calcext:value-type="string">
            <text:p><text:a xlink:href="https://www.mouser.fr/ProductDetail/TE-Connectivity/2041119-1?qs=sGAEpiMZZMvlX3nhDDO4AEe8GuVtAmEgloWIIE0h%2FzE%3D" xlink:type="simple">https://www.mouser.fr/ProductDetail/TE-Connectivity/2041119-1?qs=sGAEpiMZZMvlX3nhDDO4AEe8GuVtAmEgloWIIE0h%2FzE%3D</text:a></text:p>
          </table:table-cell>
          <table:table-cell table:style-name="ce7" office:value-type="float" office:value="0.847" calcext:value-type="float">
            <text:p>0.847</text:p>
          </table:table-cell>
          <table:table-cell table:style-name="ce13"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J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us Standard</text:p>
          </table:table-cell>
          <table:table-cell table:style-name="ce4" office:value-type="string" calcext:value-type="string">
            <text:p>Connecteur du flatsat</text:p>
          </table:table-cell>
          <table:table-cell table:style-name="ce4" office:value-type="string" calcext:value-type="string">
            <text:p>flatsat_conn:flatsat_conn</text:p>
          </table:table-cell>
          <table:table-cell table:style-name="ce4" office:value-type="string" calcext:value-type="string">
            <text:p>SAMTEC SSW-120-02-L-D-RA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<text:a xlink:href="https://www.mouser.fr/ProductDetail/Samtec/SSW-120-02-L-D-RA?qs=%252BZP6%2F%252BtExtClp17wmtcVlA%3D%3D" xlink:type="simple">https://www.mouser.fr/ProductDetail/Samtec/SSW-120-02-L-D-RA?qs=%252BZP6%2F%252BtExtClp17wmtcVlA%3D%3D</text:a></text:p>
          </table:table-cell>
          <table:table-cell table:style-name="ce7" office:value-type="float" office:value="7.57" calcext:value-type="float">
            <text:p>7.57</text:p>
          </table:table-cell>
          <table:table-cell table:style-name="ce13"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JP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umper_RESET_L432KC_Open</text:p>
          </table:table-cell>
          <table:table-cell table:style-name="ce4" office:value-type="string" calcext:value-type="string">
            <text:p>RESET button for MCU</text:p>
          </table:table-cell>
          <table:table-cell table:style-name="ce4" office:value-type="string" calcext:value-type="string">
            <text:p>Button_Switch_SMD:SW_Push_1P1T_NO_CK_KMR2</text:p>
          </table:table-cell>
          <table:table-cell table:style-name="ce4" office:value-type="string" calcext:value-type="string">
            <text:p>KMR241NG LFS</text:p>
          </table:table-cell>
          <table:table-cell table:style-name="ce4" office:value-type="string" calcext:value-type="string">
            <text:p>C&amp;K Components</text:p>
          </table:table-cell>
          <table:table-cell table:style-name="ce4" office:value-type="string" calcext:value-type="string">
            <text:p><text:a xlink:href="https://www.mouser.fr/ProductDetail/CK/KMR241NGLFS?qs=sb%252But3Lm4x3MOq2auuFbeg%3D%3D" xlink:type="simple">https://www.mouser.fr/ProductDetail/CK/KMR241NGLFS?qs=sb%252But3Lm4x3MOq2auuFbeg%3D%3D</text:a></text:p>
          </table:table-cell>
          <table:table-cell table:style-name="ce7" office:value-type="float" office:value="0.56" calcext:value-type="float">
            <text:p>0.56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JP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umper_MCU_Reset_Open</text:p>
          </table:table-cell>
          <table:table-cell table:style-name="ce4" office:value-type="string" calcext:value-type="string">
            <text:p>RESET button for RAK5146 MCU</text:p>
          </table:table-cell>
          <table:table-cell table:style-name="ce4" office:value-type="string" calcext:value-type="string">
            <text:p>Button_Switch_SMD:SW_Push_1P1T_NO_CK_KMR2</text:p>
          </table:table-cell>
          <table:table-cell table:style-name="ce4" office:value-type="string" calcext:value-type="string">
            <text:p>KMR241NG LFS</text:p>
          </table:table-cell>
          <table:table-cell table:style-name="ce4" office:value-type="string" calcext:value-type="string">
            <text:p>C&amp;K Components</text:p>
          </table:table-cell>
          <table:table-cell table:style-name="ce4" office:value-type="string" calcext:value-type="string">
            <text:p><text:a xlink:href="https://www.mouser.fr/ProductDetail/CK/KMR241NGLFS?qs=sb%252But3Lm4x3MOq2auuFbeg%3D%3D" xlink:type="simple">https://www.mouser.fr/ProductDetail/CK/KMR241NGLFS?qs=sb%252But3Lm4x3MOq2auuFbeg%3D%3D</text:a></text:p>
          </table:table-cell>
          <table:table-cell table:style-name="ce7" office:value-type="float" office:value="0.56" calcext:value-type="float">
            <text:p>0.56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JP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umper_SX1303_Reset_Open</text:p>
          </table:table-cell>
          <table:table-cell table:style-name="ce4" office:value-type="string" calcext:value-type="string">
            <text:p>RESET button for SX1303</text:p>
          </table:table-cell>
          <table:table-cell table:style-name="ce4" office:value-type="string" calcext:value-type="string">
            <text:p>Button_Switch_SMD:SW_Push_1P1T_NO_CK_KMR2</text:p>
          </table:table-cell>
          <table:table-cell table:style-name="ce4" office:value-type="string" calcext:value-type="string">
            <text:p>KMR241NG LFS</text:p>
          </table:table-cell>
          <table:table-cell table:style-name="ce4" office:value-type="string" calcext:value-type="string">
            <text:p>C&amp;K Components</text:p>
          </table:table-cell>
          <table:table-cell table:style-name="ce4" office:value-type="string" calcext:value-type="string">
            <text:p><text:a xlink:href="https://www.mouser.fr/ProductDetail/CK/KMR241NGLFS?qs=sb%252But3Lm4x3MOq2auuFbeg%3D%3D" xlink:type="simple">https://www.mouser.fr/ProductDetail/CK/KMR241NGLFS?qs=sb%252But3Lm4x3MOq2auuFbeg%3D%3D</text:a></text:p>
          </table:table-cell>
          <table:table-cell table:style-name="ce7" office:value-type="float" office:value="0.56" calcext:value-type="float">
            <text:p>0.5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7" office:value-type="string" calcext:value-type="string">
            <text:p>Total</text:p>
          </table:table-cell>
          <table:table-cell table:style-name="ce7" table:number-columns-repeated="7"/>
          <table:table-cell table:style-name="ce7" table:formula="of:=SUM([.J2:.J8])" office:value-type="float" office:value="13.407" calcext:value-type="float">
            <text:p>13.407</text:p>
          </table:table-cell>
          <table:table-cell table:style-name="ce13"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om_Nucleo-L432kc'.J3:'Com_Nucleo-L432kc'.J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3T09:10:24.406991343</dc:date>
    <meta:editing-duration>PT11H32M33S</meta:editing-duration>
    <meta:editing-cycles>20</meta:editing-cycles>
    <meta:generator>LibreOffice/7.3.7.2$Linux_X86_64 LibreOffice_project/30$Build-2</meta:generator>
    <meta:document-statistic meta:table-count="1" meta:cell-count="82" meta:object-count="0"/>
  </office:meta>
</office:document-meta>
</file>